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PT Sans" svg:font-family="'PT Sans'"/>
    <style:font-face style:name="Proxima Nova" svg:font-family="'Proxima Nova', apple-system, system-ui, system-ui, 'Helvetica Neue', Helvetica, Roboto,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1f06" officeooo:paragraph-rsid="00131f06"/>
    </style:style>
    <style:style style:name="P2" style:family="paragraph" style:parent-style-name="Standard">
      <style:text-properties officeooo:rsid="00131f06" officeooo:paragraph-rsid="0014e39e"/>
    </style:style>
    <style:style style:name="P3" style:family="paragraph" style:parent-style-name="Standard">
      <style:text-properties officeooo:rsid="00131f06" officeooo:paragraph-rsid="0016f0ce"/>
    </style:style>
    <style:style style:name="P4" style:family="paragraph" style:parent-style-name="Standard">
      <style:text-properties officeooo:rsid="0014e39e" officeooo:paragraph-rsid="0014e39e"/>
    </style:style>
    <style:style style:name="P5" style:family="paragraph" style:parent-style-name="Standard">
      <style:text-properties officeooo:rsid="001546ed" officeooo:paragraph-rsid="001546ed"/>
    </style:style>
    <style:style style:name="P6" style:family="paragraph" style:parent-style-name="Standard">
      <style:text-properties officeooo:rsid="0016348f" officeooo:paragraph-rsid="0016348f"/>
    </style:style>
    <style:style style:name="P7" style:family="paragraph" style:parent-style-name="Standard">
      <style:text-properties officeooo:rsid="0016f0ce" officeooo:paragraph-rsid="0016348f"/>
    </style:style>
    <style:style style:name="P8" style:family="paragraph" style:parent-style-name="Standard">
      <style:text-properties officeooo:rsid="00182a3b" officeooo:paragraph-rsid="00182a3b"/>
    </style:style>
    <style:style style:name="P9" style:family="paragraph" style:parent-style-name="Standard">
      <style:text-properties officeooo:rsid="001aa7f3" officeooo:paragraph-rsid="001aa7f3"/>
    </style:style>
    <style:style style:name="P10" style:family="paragraph" style:parent-style-name="Standard">
      <style:text-properties officeooo:rsid="001aa7f3" officeooo:paragraph-rsid="001c88c3"/>
    </style:style>
    <style:style style:name="P11" style:family="paragraph" style:parent-style-name="Standard">
      <style:text-properties officeooo:rsid="001c88c3" officeooo:paragraph-rsid="001c88c3"/>
    </style:style>
    <style:style style:name="P12" style:family="paragraph" style:parent-style-name="Standard">
      <style:text-properties officeooo:rsid="001e4436" officeooo:paragraph-rsid="001e4436"/>
    </style:style>
    <style:style style:name="P13" style:family="paragraph" style:parent-style-name="Standard">
      <style:text-properties officeooo:rsid="0021b965" officeooo:paragraph-rsid="0021b965"/>
    </style:style>
    <style:style style:name="P14" style:family="paragraph" style:parent-style-name="Standard">
      <style:text-properties officeooo:rsid="0022febf" officeooo:paragraph-rsid="0022febf"/>
    </style:style>
    <style:style style:name="P15" style:family="paragraph" style:parent-style-name="Standard">
      <style:text-properties officeooo:rsid="0022febf" officeooo:paragraph-rsid="0024afde"/>
    </style:style>
    <style:style style:name="P16" style:family="paragraph" style:parent-style-name="Standard">
      <style:text-properties officeooo:rsid="0022febf" officeooo:paragraph-rsid="00269b2b"/>
    </style:style>
    <style:style style:name="P17" style:family="paragraph" style:parent-style-name="Standard">
      <style:text-properties officeooo:rsid="0022febf" officeooo:paragraph-rsid="002caa1c"/>
    </style:style>
    <style:style style:name="P18" style:family="paragraph" style:parent-style-name="Standard">
      <style:text-properties officeooo:rsid="0022febf" officeooo:paragraph-rsid="002d853b"/>
    </style:style>
    <style:style style:name="P19" style:family="paragraph" style:parent-style-name="Standard">
      <style:text-properties officeooo:rsid="0022febf" officeooo:paragraph-rsid="002f0590"/>
    </style:style>
    <style:style style:name="P20" style:family="paragraph" style:parent-style-name="Standard">
      <style:text-properties officeooo:rsid="0027efdb" officeooo:paragraph-rsid="0027efdb"/>
    </style:style>
    <style:style style:name="P21" style:family="paragraph" style:parent-style-name="Standard">
      <style:text-properties officeooo:rsid="002842e3" officeooo:paragraph-rsid="002842e3"/>
    </style:style>
    <style:style style:name="P22" style:family="paragraph" style:parent-style-name="Standard">
      <style:text-properties officeooo:rsid="0029639a" officeooo:paragraph-rsid="0029639a"/>
    </style:style>
    <style:style style:name="P23" style:family="paragraph" style:parent-style-name="Standard">
      <style:text-properties officeooo:rsid="002973e2" officeooo:paragraph-rsid="002973e2"/>
    </style:style>
    <style:style style:name="P24" style:family="paragraph" style:parent-style-name="Standard">
      <style:text-properties officeooo:rsid="002973e2" officeooo:paragraph-rsid="002caa1c"/>
    </style:style>
    <style:style style:name="P25" style:family="paragraph" style:parent-style-name="Standard">
      <style:text-properties officeooo:rsid="0024afde" officeooo:paragraph-rsid="0024afde"/>
    </style:style>
    <style:style style:name="P26" style:family="paragraph" style:parent-style-name="Standard">
      <style:text-properties officeooo:rsid="002caa1c" officeooo:paragraph-rsid="002caa1c"/>
    </style:style>
    <style:style style:name="P27" style:family="paragraph" style:parent-style-name="Standard">
      <style:text-properties officeooo:rsid="002f0590" officeooo:paragraph-rsid="002f0590"/>
    </style:style>
    <style:style style:name="P28" style:family="paragraph" style:parent-style-name="Standard">
      <style:text-properties officeooo:rsid="002f6202" officeooo:paragraph-rsid="002f6202"/>
    </style:style>
    <style:style style:name="P29" style:family="paragraph" style:parent-style-name="Standard">
      <style:text-properties officeooo:rsid="003192cb" officeooo:paragraph-rsid="003192cb"/>
    </style:style>
    <style:style style:name="P30" style:family="paragraph" style:parent-style-name="Standard">
      <style:text-properties officeooo:rsid="0033e383" officeooo:paragraph-rsid="0033e383"/>
    </style:style>
    <style:style style:name="P31" style:family="paragraph" style:parent-style-name="Standard">
      <style:text-properties officeooo:rsid="00364395" officeooo:paragraph-rsid="00364395"/>
    </style:style>
    <style:style style:name="P32" style:family="paragraph" style:parent-style-name="Standard">
      <style:text-properties officeooo:rsid="00364395" officeooo:paragraph-rsid="003891f7"/>
    </style:style>
    <style:style style:name="P33" style:family="paragraph" style:parent-style-name="Standard">
      <style:text-properties officeooo:rsid="00364395" officeooo:paragraph-rsid="0038c198"/>
    </style:style>
    <style:style style:name="P34" style:family="paragraph" style:parent-style-name="Standard">
      <style:text-properties officeooo:rsid="00364395" officeooo:paragraph-rsid="00395797"/>
    </style:style>
    <style:style style:name="P35" style:family="paragraph" style:parent-style-name="Standard">
      <style:text-properties officeooo:rsid="00364395" officeooo:paragraph-rsid="003b7a29"/>
    </style:style>
    <style:style style:name="P36" style:family="paragraph" style:parent-style-name="Standard">
      <style:text-properties officeooo:rsid="00364395" officeooo:paragraph-rsid="003bec79"/>
    </style:style>
    <style:style style:name="P37" style:family="paragraph" style:parent-style-name="Standard">
      <style:text-properties officeooo:rsid="003d36a5" officeooo:paragraph-rsid="003d36a5"/>
    </style:style>
    <style:style style:name="P38" style:family="paragraph" style:parent-style-name="Standard">
      <style:text-properties officeooo:rsid="002caa1c" officeooo:paragraph-rsid="002caa1c"/>
    </style:style>
    <style:style style:name="P39" style:family="paragraph" style:parent-style-name="Standard">
      <style:text-properties officeooo:rsid="002caa1c" officeooo:paragraph-rsid="002d853b"/>
    </style:style>
    <style:style style:name="P40" style:family="paragraph" style:parent-style-name="Standard">
      <style:text-properties officeooo:rsid="002d853b" officeooo:paragraph-rsid="002d853b"/>
    </style:style>
    <style:style style:name="P41" style:family="paragraph" style:parent-style-name="Standard">
      <style:text-properties officeooo:rsid="003b7a29" officeooo:paragraph-rsid="003b7a29"/>
    </style:style>
    <style:style style:name="P42" style:family="paragraph" style:parent-style-name="Standard">
      <style:text-properties officeooo:rsid="003b7a29" officeooo:paragraph-rsid="003bec79"/>
    </style:style>
    <style:style style:name="P43" style:family="paragraph" style:parent-style-name="Standard">
      <style:text-properties officeooo:rsid="00364395" officeooo:paragraph-rsid="004e7409"/>
    </style:style>
    <style:style style:name="P44" style:family="paragraph" style:parent-style-name="Standard">
      <style:text-properties officeooo:rsid="00506493" officeooo:paragraph-rsid="00506493"/>
    </style:style>
    <style:style style:name="P45" style:family="paragraph" style:parent-style-name="Standard">
      <style:text-properties officeooo:rsid="005539bb" officeooo:paragraph-rsid="005539bb"/>
    </style:style>
    <style:style style:name="P46" style:family="paragraph" style:parent-style-name="Standard">
      <style:text-properties officeooo:rsid="005539bb" officeooo:paragraph-rsid="005a0ad2"/>
    </style:style>
    <style:style style:name="P47" style:family="paragraph" style:parent-style-name="Standard">
      <style:text-properties officeooo:rsid="00556cd7" officeooo:paragraph-rsid="00556cd7"/>
    </style:style>
    <style:style style:name="P48" style:family="paragraph" style:parent-style-name="Standard">
      <style:text-properties officeooo:rsid="0058f07f" officeooo:paragraph-rsid="0058f07f"/>
    </style:style>
    <style:style style:name="P49" style:family="paragraph" style:parent-style-name="Standard">
      <style:text-properties officeooo:rsid="005a0ad2" officeooo:paragraph-rsid="005a0ad2"/>
    </style:style>
    <style:style style:name="P50" style:family="paragraph" style:parent-style-name="Standard">
      <style:text-properties officeooo:rsid="003192cb" officeooo:paragraph-rsid="0062b1bb"/>
    </style:style>
    <style:style style:name="P51" style:family="paragraph" style:parent-style-name="Standard">
      <style:text-properties officeooo:rsid="0073af11" officeooo:paragraph-rsid="0073af11"/>
    </style:style>
    <style:style style:name="P52" style:family="paragraph" style:parent-style-name="Standard">
      <style:text-properties officeooo:rsid="0075647f" officeooo:paragraph-rsid="0075647f"/>
    </style:style>
    <style:style style:name="P53" style:family="paragraph" style:parent-style-name="Standard">
      <style:text-properties officeooo:rsid="0076f5fd" officeooo:paragraph-rsid="0076f5fd"/>
    </style:style>
    <style:style style:name="P54" style:family="paragraph" style:parent-style-name="Standard">
      <style:text-properties officeooo:rsid="0076f5fd" officeooo:paragraph-rsid="007aa4a6"/>
    </style:style>
    <style:style style:name="P55" style:family="paragraph" style:parent-style-name="Standard">
      <style:text-properties officeooo:rsid="0076f5fd" officeooo:paragraph-rsid="00abff26"/>
    </style:style>
    <style:style style:name="P56" style:family="paragraph" style:parent-style-name="Standard">
      <style:text-properties officeooo:rsid="007aa4a6" officeooo:paragraph-rsid="007aa4a6"/>
    </style:style>
    <style:style style:name="P57" style:family="paragraph" style:parent-style-name="Standard">
      <style:text-properties officeooo:rsid="00882100" officeooo:paragraph-rsid="00882100"/>
    </style:style>
    <style:style style:name="P58" style:family="paragraph" style:parent-style-name="Standard">
      <style:text-properties officeooo:rsid="00934656" officeooo:paragraph-rsid="00934656"/>
    </style:style>
    <style:style style:name="P59" style:family="paragraph" style:parent-style-name="Standard">
      <style:text-properties officeooo:rsid="009a50ae" officeooo:paragraph-rsid="009a50ae"/>
    </style:style>
    <style:style style:name="P60" style:family="paragraph" style:parent-style-name="Standard">
      <style:text-properties officeooo:rsid="00a038d3" officeooo:paragraph-rsid="00a038d3"/>
    </style:style>
    <style:style style:name="P61" style:family="paragraph" style:parent-style-name="Standard">
      <style:text-properties officeooo:rsid="00a0b0d1" officeooo:paragraph-rsid="00a0b0d1"/>
    </style:style>
    <style:style style:name="P62" style:family="paragraph" style:parent-style-name="Standard">
      <style:text-properties officeooo:rsid="00a1ab0a" officeooo:paragraph-rsid="00a1ab0a"/>
    </style:style>
    <style:style style:name="P63" style:family="paragraph" style:parent-style-name="Standard">
      <style:text-properties officeooo:rsid="00a49c77" officeooo:paragraph-rsid="00a1ab0a"/>
    </style:style>
    <style:style style:name="P64" style:family="paragraph" style:parent-style-name="Standard">
      <style:text-properties officeooo:rsid="00a49c77" officeooo:paragraph-rsid="00a49c77"/>
    </style:style>
    <style:style style:name="P65" style:family="paragraph" style:parent-style-name="Standard">
      <style:text-properties officeooo:rsid="00a49c77" officeooo:paragraph-rsid="00a93256"/>
    </style:style>
    <style:style style:name="T1" style:family="text">
      <style:text-properties officeooo:rsid="0014e39e"/>
    </style:style>
    <style:style style:name="T2" style:family="text">
      <style:text-properties officeooo:rsid="001546ed"/>
    </style:style>
    <style:style style:name="T3" style:family="text">
      <style:text-properties officeooo:rsid="0016348f"/>
    </style:style>
    <style:style style:name="T4" style:family="text">
      <style:text-properties officeooo:rsid="0016f0ce"/>
    </style:style>
    <style:style style:name="T5" style:family="text">
      <style:text-properties officeooo:rsid="00182a3b"/>
    </style:style>
    <style:style style:name="T6" style:family="text">
      <style:text-properties officeooo:rsid="0019dca0"/>
    </style:style>
    <style:style style:name="T7" style:family="text">
      <style:text-properties officeooo:rsid="001c88c3"/>
    </style:style>
    <style:style style:name="T8" style:family="text">
      <style:text-properties officeooo:rsid="001e4436"/>
    </style:style>
    <style:style style:name="T9" style:family="text">
      <style:text-properties officeooo:rsid="0020b229"/>
    </style:style>
    <style:style style:name="T10" style:family="text">
      <style:text-properties officeooo:rsid="0020b308"/>
    </style:style>
    <style:style style:name="T11" style:family="text">
      <style:text-properties officeooo:rsid="0024afde"/>
    </style:style>
    <style:style style:name="T12" style:family="text">
      <style:text-properties officeooo:rsid="002537f4"/>
    </style:style>
    <style:style style:name="T13" style:family="text">
      <style:text-properties officeooo:rsid="00269b2b"/>
    </style:style>
    <style:style style:name="T14" style:family="text">
      <style:text-properties officeooo:rsid="00131f06"/>
    </style:style>
    <style:style style:name="T15" style:family="text">
      <style:text-properties officeooo:rsid="0027efdb"/>
    </style:style>
    <style:style style:name="T16" style:family="text">
      <style:text-properties officeooo:rsid="002842e3"/>
    </style:style>
    <style:style style:name="T17" style:family="text">
      <style:text-properties officeooo:rsid="0028988b"/>
    </style:style>
    <style:style style:name="T18" style:family="text">
      <style:text-properties officeooo:rsid="00291142"/>
    </style:style>
    <style:style style:name="T19" style:family="text">
      <style:text-properties officeooo:rsid="002973e2"/>
    </style:style>
    <style:style style:name="T20" style:family="text">
      <style:text-properties officeooo:rsid="002caa1c"/>
    </style:style>
    <style:style style:name="T21" style:family="text">
      <style:text-properties officeooo:rsid="002d853b"/>
    </style:style>
    <style:style style:name="T22" style:family="text">
      <style:text-properties fo:color="#c9211e" loext:opacity="100%" officeooo:rsid="002d853b"/>
    </style:style>
    <style:style style:name="T23" style:family="text">
      <style:text-properties officeooo:rsid="002f0590"/>
    </style:style>
    <style:style style:name="T24" style:family="text">
      <style:text-properties officeooo:rsid="002f6202"/>
    </style:style>
    <style:style style:name="T25" style:family="text">
      <style:text-properties officeooo:rsid="002fd446"/>
    </style:style>
    <style:style style:name="T26" style:family="text">
      <style:text-properties officeooo:rsid="00313660"/>
    </style:style>
    <style:style style:name="T27" style:family="text">
      <style:text-properties officeooo:rsid="00337537"/>
    </style:style>
    <style:style style:name="T28" style:family="text">
      <style:text-properties officeooo:rsid="00350602"/>
    </style:style>
    <style:style style:name="T29" style:family="text">
      <style:text-properties officeooo:rsid="00364395"/>
    </style:style>
    <style:style style:name="T30" style:family="text">
      <style:text-properties officeooo:rsid="003891f7"/>
    </style:style>
    <style:style style:name="T31" style:family="text">
      <style:text-properties officeooo:rsid="00395797"/>
    </style:style>
    <style:style style:name="T32" style:family="text">
      <style:text-properties officeooo:rsid="003b7a29"/>
    </style:style>
    <style:style style:name="T33" style:family="text">
      <style:text-properties officeooo:rsid="003bec79"/>
    </style:style>
    <style:style style:name="T34" style:family="text">
      <style:text-properties officeooo:rsid="0042059c"/>
    </style:style>
    <style:style style:name="T35" style:family="text">
      <style:text-properties officeooo:rsid="00475d28"/>
    </style:style>
    <style:style style:name="T36" style:family="text">
      <style:text-properties officeooo:rsid="0047739d"/>
    </style:style>
    <style:style style:name="T37" style:family="text">
      <style:text-properties officeooo:rsid="00485d06"/>
    </style:style>
    <style:style style:name="T38" style:family="text">
      <style:text-properties officeooo:rsid="004b6cd2"/>
    </style:style>
    <style:style style:name="T39" style:family="text">
      <style:text-properties officeooo:rsid="004e7409"/>
    </style:style>
    <style:style style:name="T40" style:family="text">
      <style:text-properties officeooo:rsid="004fd681"/>
    </style:style>
    <style:style style:name="T41" style:family="text">
      <style:text-properties officeooo:rsid="00506493"/>
    </style:style>
    <style:style style:name="T42" style:family="text">
      <style:text-properties officeooo:rsid="0053c593"/>
    </style:style>
    <style:style style:name="T43" style:family="text">
      <style:text-properties officeooo:rsid="0057874c"/>
    </style:style>
    <style:style style:name="T44" style:family="text">
      <style:text-properties officeooo:rsid="005aaec1"/>
    </style:style>
    <style:style style:name="T45" style:family="text">
      <style:text-properties officeooo:rsid="005b104a"/>
    </style:style>
    <style:style style:name="T46" style:family="text">
      <style:text-properties officeooo:rsid="005d58a8"/>
    </style:style>
    <style:style style:name="T47" style:family="text">
      <style:text-properties officeooo:rsid="005f3fe0"/>
    </style:style>
    <style:style style:name="T48" style:family="text">
      <style:text-properties officeooo:rsid="005ff1a3"/>
    </style:style>
    <style:style style:name="T49" style:family="text">
      <style:text-properties officeooo:rsid="0060304c"/>
    </style:style>
    <style:style style:name="T50" style:family="text">
      <style:text-properties officeooo:rsid="0062b1bb"/>
    </style:style>
    <style:style style:name="T51" style:family="text">
      <style:text-properties officeooo:rsid="00642aff"/>
    </style:style>
    <style:style style:name="T52" style:family="text">
      <style:text-properties officeooo:rsid="0066597b"/>
    </style:style>
    <style:style style:name="T53" style:family="text">
      <style:text-properties officeooo:rsid="0069bf64"/>
    </style:style>
    <style:style style:name="T54" style:family="text">
      <style:text-properties officeooo:rsid="006ab85c"/>
    </style:style>
    <style:style style:name="T55" style:family="text">
      <style:text-properties officeooo:rsid="006caa89"/>
    </style:style>
    <style:style style:name="T56" style:family="text">
      <style:text-properties officeooo:rsid="006d5f5e"/>
    </style:style>
    <style:style style:name="T57" style:family="text">
      <style:text-properties officeooo:rsid="0072154c"/>
    </style:style>
    <style:style style:name="T58" style:family="text">
      <style:text-properties officeooo:rsid="0072b5a3"/>
    </style:style>
    <style:style style:name="T59" style:family="text">
      <style:text-properties officeooo:rsid="00730eb6"/>
    </style:style>
    <style:style style:name="T60" style:family="text">
      <style:text-properties officeooo:rsid="007317b6"/>
    </style:style>
    <style:style style:name="T61" style:family="text">
      <style:text-properties officeooo:rsid="0075647f"/>
    </style:style>
    <style:style style:name="T62" style:family="text">
      <style:text-properties officeooo:rsid="0076f5fd"/>
    </style:style>
    <style:style style:name="T63" style:family="text">
      <style:text-properties officeooo:rsid="0077474d"/>
    </style:style>
    <style:style style:name="T64" style:family="text">
      <style:text-properties officeooo:rsid="0077caaa"/>
    </style:style>
    <style:style style:name="T65" style:family="text">
      <style:text-properties officeooo:rsid="0078c88a"/>
    </style:style>
    <style:style style:name="T66" style:family="text">
      <style:text-properties officeooo:rsid="00791711"/>
    </style:style>
    <style:style style:name="T67" style:family="text">
      <style:text-properties officeooo:rsid="0079ccd3"/>
    </style:style>
    <style:style style:name="T68" style:family="text">
      <style:text-properties officeooo:rsid="007aa4a6"/>
    </style:style>
    <style:style style:name="T69" style:family="text">
      <style:text-properties officeooo:rsid="007c5031"/>
    </style:style>
    <style:style style:name="T70" style:family="text">
      <style:text-properties officeooo:rsid="00800cd4"/>
    </style:style>
    <style:style style:name="T71" style:family="text">
      <style:text-properties officeooo:rsid="0080e77a"/>
    </style:style>
    <style:style style:name="T72" style:family="text">
      <style:text-properties officeooo:rsid="0082de8b"/>
    </style:style>
    <style:style style:name="T73" style:family="text">
      <style:text-properties officeooo:rsid="008498af"/>
    </style:style>
    <style:style style:name="T74" style:family="text">
      <style:text-properties officeooo:rsid="00859d38"/>
    </style:style>
    <style:style style:name="T75" style:family="text">
      <style:text-properties officeooo:rsid="00868835"/>
    </style:style>
    <style:style style:name="T76" style:family="text">
      <style:text-properties officeooo:rsid="0086fea6"/>
    </style:style>
    <style:style style:name="T77" style:family="text">
      <style:text-properties officeooo:rsid="008842f8"/>
    </style:style>
    <style:style style:name="T78" style:family="text">
      <style:text-properties officeooo:rsid="008a400d"/>
    </style:style>
    <style:style style:name="T79" style:family="text">
      <style:text-properties officeooo:rsid="008e7e92"/>
    </style:style>
    <style:style style:name="T80" style:family="text">
      <style:text-properties officeooo:rsid="008ea5a8"/>
    </style:style>
    <style:style style:name="T81" style:family="text">
      <style:text-properties officeooo:rsid="008ff870"/>
    </style:style>
    <style:style style:name="T82" style:family="text">
      <style:text-properties officeooo:rsid="009181f8"/>
    </style:style>
    <style:style style:name="T83" style:family="text">
      <style:text-properties officeooo:rsid="00926da6"/>
    </style:style>
    <style:style style:name="T84" style:family="text">
      <style:text-properties officeooo:rsid="00934656"/>
    </style:style>
    <style:style style:name="T85" style:family="text">
      <style:text-properties officeooo:rsid="00961902"/>
    </style:style>
    <style:style style:name="T86" style:family="text">
      <style:text-properties officeooo:rsid="009957cc"/>
    </style:style>
    <style:style style:name="T87" style:family="text">
      <style:text-properties officeooo:rsid="009b5b16"/>
    </style:style>
    <style:style style:name="T88" style:family="text">
      <style:text-properties officeooo:rsid="009c0980"/>
    </style:style>
    <style:style style:name="T89" style:family="text">
      <style:text-properties officeooo:rsid="009dcf1d"/>
    </style:style>
    <style:style style:name="T90" style:family="text">
      <style:text-properties officeooo:rsid="009e35fd"/>
    </style:style>
    <style:style style:name="T91" style:family="text">
      <style:text-properties officeooo:rsid="00a08d9d"/>
    </style:style>
    <style:style style:name="T92" style:family="text">
      <style:text-properties officeooo:rsid="00a29e96"/>
    </style:style>
    <style:style style:name="T93" style:family="text">
      <style:text-properties officeooo:rsid="00a5d30f"/>
    </style:style>
    <style:style style:name="T94" style:family="text">
      <style:text-properties officeooo:rsid="00a64f60"/>
    </style:style>
    <style:style style:name="T95" style:family="text">
      <style:text-properties officeooo:rsid="00a93256"/>
    </style:style>
    <style:style style:name="T96" style:family="text">
      <style:text-properties officeooo:rsid="00aab5e9"/>
    </style:style>
    <style:style style:name="T97" style:family="text">
      <style:text-properties officeooo:rsid="00abff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s Marcela Vidal was about to die.</text:p>
      <text:p text:style-name="P1"/>
      <text:p text:style-name="P2">There was a path which ran by the river. It was black asphalt. Despite the limited infrastructure budget of the local community, it was in relatively good state of repairs, with minimal cracks, and only a bit of filling here and there. This was largely due to <text:span text:style-name="T1">the proximity of the area to the federal city, with its substantially larger checkbook and desire to look modern. </text:span></text:p>
      <text:p text:style-name="P2"/>
      <text:p text:style-name="P2"><text:span text:style-name="T1">A road arced over the path. It was the start to a very large, cold war era bridge which spanned the river, bringing the thousands upon thousands of federal workers into the city from the more inexpensive outskirts. One could clearly both hear and see the cars coming over the bridge. </text:span><text:span text:style-name="T2">Once underneath the road itself them became a dull roar, which one could both hear and feel.</text:span></text:p>
      <text:p text:style-name="P2"/>
      <text:p text:style-name="P4">The water danced and lapped gently by the shore, which was held in place by rocks of various sizes. There was only the smallest bit of grass, somewhat overgrown, perfunctorily sandwiched between the dark wet stone and the sandy skirt of the path. </text:p>
      <text:p text:style-name="P4"/>
      <text:p text:style-name="P4">The road was highly elevated over the path, at the height of an overpass. Before the path, the road inclined upward and the engineers had fitted reinforcing on the sides to hold the concrete earthen ramp in place. The drips of car oil and <text:span text:style-name="T2">rust and minerals</text:span> from the metals of the bridge seeped out on every rain and formed discolored <text:span text:style-name="T2">stains, which ran down from the road bed and mingled with an impressive array of graffiti which covered the retaining wall. </text:span></text:p>
      <text:p text:style-name="P4"/>
      <text:p text:style-name="P5">Before the road there was a tiny area of green, with a number of trees, halfheartedly placed when the area was redone a decade ago. Beating both pessimistic and optimistic predictions, they had neither died, nor grown, and provided negligible shade. </text:p>
      <text:p text:style-name="P5"/>
      <text:p text:style-name="P5">The sun was miserable and inescapable, despite it being close to sunset. It clung to every avenue of annoyance. In its desperation to make up for the oncoming night, it was everywhere. With every car, <text:span text:style-name="T1">the reflection of the now vibrant setting sun bounced off the tinted windows and formed </text:span>racing <text:span text:style-name="T1">shining images which sped parallel to the road. </text:span>The water was mostly still in the semi tidal estuary, yet the perturbations that existed served as mirrors, with blinding reflections of light playing off the shifting waters. </text:p>
      <text:p text:style-name="P5"/>
      <text:p text:style-name="P5">Most of all it hung in the sky, blasting over the buildings, <text:span text:style-name="T3">transforming them into two dimensional silhouettes of darkness framed by the brilliant gold of its light. </text:span></text:p>
      <text:p text:style-name="P5"/>
      <text:p text:style-name="P6">It covered the whole area in a warm glow. It was in impermanent yet timeless glow. It spoke of stasis and yet of drastic change. In this dichotomy, it was a nervous and frustrating light.</text:p>
      <text:p text:style-name="P6"/>
      <text:p text:style-name="P6">There were a few other travelers on the path. A businessman in his suit taking a walk. A rollerblader around college age in a dated blue and pink wind breaker. Yet soon, it was only Ms. Marcela Vidal who lay dead by the start of the bridge on the path. </text:p>
      <text:p text:style-name="P7"/>
      <text:p text:style-name="P3"><text:span text:style-name="T5">Antonio</text:span> Queirós <text:span text:style-name="T4">emerged from the side seat of the police cruiser and looked back into the car. He could make out the portly captain Silva arranging some paperwork, stuffing it into a folder. The other man closed it with some struggle, leaving corners of white sticking out in haphazard directions. The larger man, then grabbed the handhold at the top of the car door and heaved himself out of the vehicle. </text:span></text:p>
      <text:p text:style-name="P3"/>
      <text:p text:style-name="P3"><text:soft-page-break/>“<text:span text:style-name="T4">Fine day isn’t it </text:span><text:span text:style-name="T5">Antonio</text:span><text:span text:style-name="T4">?</text:span>” <text:span text:style-name="T5">The captain asked, wrapping himself in his captains coat as the breeze blew across the water.</text:span></text:p>
      <text:p text:style-name="P3"/>
      <text:p text:style-name="P3">“<text:span text:style-name="T5">Its not every day I’m able to contribute to a case myself.</text:span>”</text:p>
      <text:p text:style-name="P3"/>
      <text:p text:style-name="P8">Antonio brain worked quickly, trying to say something sufficiently flattering that wouldn’t wound the captain’s ego. </text:p>
      <text:p text:style-name="P8"/>
      <text:p text:style-name="P8">“I’m sure all the officers on duty <text:span text:style-name="T6">will be motivated by your presence sir.</text:span>” <text:span text:style-name="T6">Antonio offered, adjusting his hat </text:span><text:span text:style-name="T12">atop short black hair.</text:span></text:p>
      <text:p text:style-name="P8"/>
      <text:p text:style-name="P9">The Captain cracked a smile. “You don’t have to try to butter me up. I’d much rather leave things to you and the other men. But this case is special.”</text:p>
      <text:p text:style-name="P9"/>
      <text:p text:style-name="P9">“How so?” Antonio asked with a frown. They had told him nothing when the team had been put together. Yet there remained a possibility that Captain Silva had requested him personally. And that would be very important to make note of. He walked around the car and joined the other man. </text:p>
      <text:p text:style-name="P9"/>
      <text:p text:style-name="P9">They started walking in the direction of the crime scene.</text:p>
      <text:p text:style-name="P9"/>
      <text:p text:style-name="P10">The overpass where the trail when under the bridge was all cordoned off. There were at least five other officers <text:span text:style-name="T7">in the immediate vicinity</text:span> along with a specialist, judging by the man’s coat. <text:span text:style-name="T7">There were also a number of other men and women guarding the site, which due to the hour and vacancy of the trail mostly meant standing idle. </text:span></text:p>
      <text:p text:style-name="P10"/>
      <text:p text:style-name="P11">Antonio frowned again. It was very rare for so many officers to be assigned to one case. </text:p>
      <text:p text:style-name="P10"/>
      <text:p text:style-name="P10">“<text:span text:style-name="T7">Do we have a file yet?” Antonio asked as they approached the cordoned area. </text:span></text:p>
      <text:p text:style-name="P10"/>
      <text:p text:style-name="P12">One of the idle guards came to attention and lifted the yellow plastic ribbon that demarcated the crime scene. </text:p>
      <text:p text:style-name="P10"/>
      <text:p text:style-name="P11">Silva made a <text:span text:style-name="T8">short exhale and shook his head while he ducked under </text:span><text:span text:style-name="T9">the tape. </text:span></text:p>
      <text:p text:style-name="P11"/>
      <text:p text:style-name="P11">“<text:span text:style-name="T10">Not yet. Its being put together as we speak. The event was discovered just this morning.</text:span>”</text:p>
      <text:p text:style-name="P11"/>
      <text:p text:style-name="P13">Another surprise. Typically securing funding for the real officers to arrive took time. A ground team would be sent to take photos and gather evidence, but he’d only seen a specialist on site once or twice, usually on the site of a multi-homicide. He vaguely knew that there was only one victim in this case. What had prompted the extra scrutiny?</text:p>
      <text:p text:style-name="P13"/>
      <text:p text:style-name="P14">Before they came to the crime scene proper, with the white coated specialist, the Captain suddenly pulled Antonio aside. “You’re a proper man. But I’ll just warn you not to mention the burn.”</text:p>
      <text:p text:style-name="P14"/>
      <text:p text:style-name="P14">Antonio had no idea what the captain was talking about. The vague knowledge he had of the case hadn’t talked of any fire. </text:p>
      <text:p text:style-name="P13"/>
      <text:p text:style-name="P15">“Antonio, this is Dr. Regina Azevedo!” The captain said with characteristic loudness, clapping both Antonio and the white coated specialist on the shoulder. </text:p>
      <text:p text:style-name="P25"><text:soft-page-break/>The woman turned to greet them, and Antonio instantly saw what the captain had warned of. The left side of the womans face was covered in a large burn. </text:p>
      <text:p text:style-name="P15"/>
      <text:p text:style-name="P25">But she did offer a slight smile, which Antonio noted was likely only for the sake of the Captain. </text:p>
      <text:p text:style-name="P15"/>
      <text:p text:style-name="P16">“<text:span text:style-name="T11">Captain Silva. Its an honor to work with you.</text:span>” <text:span text:style-name="T11">She said. </text:span><text:span text:style-name="T13">She locked eyes with Antonio. “And you would be Mr. </text:span><text:span text:style-name="T14">Queirós?</text:span><text:span text:style-name="T13">” </text:span><text:span text:style-name="T15">She asked, extending a hand, which he took.</text:span></text:p>
      <text:p text:style-name="P16"/>
      <text:p text:style-name="P16">“<text:span text:style-name="T15">Yes. I am looking forward to working with you as well doctor.</text:span>” <text:span text:style-name="T15">He tried to smile, but truthfully, the woman’s burn scar was quite horrifying to look at. A full third of her face was gone. He looked away and tried to come up with small talk. </text:span></text:p>
      <text:p text:style-name="P16"/>
      <text:p text:style-name="P16">“<text:span text:style-name="T15">I have not seen you at the station. Do you normally work for this district?</text:span>” <text:span text:style-name="T15">he asked. </text:span></text:p>
      <text:p text:style-name="P16"/>
      <text:p text:style-name="P20">But captain Silva interrupted, with a beaming smile. “Dr. Azevedo is being loaned to us from headquarters. She is the department’s number one rising criminal forensics specialist. She graduated with top marks from the federal university and attended her doctorate in America. I’m very happy she is on this case.”</text:p>
      <text:p text:style-name="P20"/>
      <text:p text:style-name="P20">“<text:span text:style-name="T16">Yes.</text:span>” <text:span text:style-name="T16">The woman stated, the smile slipping somewhat. She gestured to the scene behind her. “I’ll suspect that you will be interested in the details. </text:span><text:span text:style-name="T45">I have already started surveying the body.</text:span><text:span text:style-name="T16">”</text:span></text:p>
      <text:p text:style-name="P20"/>
      <text:p text:style-name="P21">The sudden turn of conversation back to the direct work at hand was quite unlike the social performance required when the captain was around. Did this woman think so highly of herself that she didn’t need to follow the usual order of things? </text:p>
      <text:p text:style-name="P21"/>
      <text:p text:style-name="P21">But he hid his emotions and nodded. </text:p>
      <text:p text:style-name="P21"/>
      <text:p text:style-name="P21">“<text:span text:style-name="T17">The captain did say that this case was special in some way.</text:span>”</text:p>
      <text:p text:style-name="P21"/>
      <text:p text:style-name="P21">“<text:span text:style-name="T18">It is still too early to say for sure, but I believe that it is indeed unusual. In the short period of time I have been here today I have already uncovered a number of unexpected facts. Perhaps you two can help shed some light on things.</text:span>”</text:p>
      <text:p text:style-name="P21"/>
      <text:p text:style-name="P22">At this point, even the captain knew things had deviated far into lets-get-to-work territory. </text:p>
      <text:p text:style-name="P22"/>
      <text:p text:style-name="P22">“Very well. There will always be lunch. I would like you two to get to know one another.” <text:span text:style-name="T19">The captain offered.</text:span></text:p>
      <text:p text:style-name="P22"/>
      <text:p text:style-name="P23">Antonio made the mistake of looking over at the same time as the doctor and awkwardly caught her eyes. </text:p>
      <text:p text:style-name="P23"/>
      <text:p text:style-name="P23">“Well, yes then.” He mumbled. “Lets see what we have.”</text:p>
      <text:p text:style-name="P23"/>
      <text:p text:style-name="P23">And the good doctor started her briefing.</text:p>
      <text:p text:style-name="P23"/>
      <text:p text:style-name="P24"/>
      <text:p text:style-name="P24"/>
      <text:p text:style-name="P24"><text:soft-page-break/>“<text:span text:style-name="T20">Alright. Lets start with the basics. The deceased is a twenty nine year old woman: </text:span><text:span text:style-name="T14">Ms Marcela Vidal.</text:span>” <text:span text:style-name="T20">Dr Azevedo said, gesturing to the woman on the ground. </text:span></text:p>
      <text:p text:style-name="P24"/>
      <text:p text:style-name="P24">“<text:span text:style-name="T20">By the fitness attire it is presumed that she exercising along the path.</text:span>”</text:p>
      <text:p text:style-name="P24"/>
      <text:p text:style-name="P26">The body lay face <text:span text:style-name="T71">down</text:span> on the ground. </text:p>
      <text:p text:style-name="P26"/>
      <text:p text:style-name="P17">Antionio <text:span text:style-name="T20">took out his camera and started taking pictures. </text:span></text:p>
      <text:p text:style-name="P17"/>
      <text:p text:style-name="P17">“<text:span text:style-name="T20">Oh. It should be fine.</text:span>” <text:span text:style-name="T20">Captain Silva said, “the others have already taken some.”</text:span></text:p>
      <text:p text:style-name="P17"/>
      <text:p text:style-name="P26">But Antonio shook his head. “Just being careful. You can never have too many angles on things.”’</text:p>
      <text:p text:style-name="P26">And the second sentence he did not utter, “And sometimes the others mess up”</text:p>
      <text:p text:style-name="P17"/>
      <text:p text:style-name="P26">“Cause of death?” Antonio asked.</text:p>
      <text:p text:style-name="P17"/>
      <text:p text:style-name="P18"><text:span text:style-name="T20">Dr. Azevedo nodded. “I would like to do a more complete analysis back in the lab, but it looks like </text:span><text:span text:style-name="T24">blunt </text:span><text:span text:style-name="T20">trauma to the </text:span><text:span text:style-name="T72">front</text:span><text:span text:style-name="T20"> of the head. Its </text:span><text:span text:style-name="T21">possible she simply fell.</text:span><text:span text:style-name="T20">”</text:span></text:p>
      <text:p text:style-name="P18"/>
      <text:p text:style-name="P40">Captain Silva shook his head and looked around. </text:p>
      <text:p text:style-name="P18"/>
      <text:p text:style-name="P40">His eyes scanned the surroundings, looking behind them towards the park but then lingered on the overpass in front of them. </text:p>
      <text:p text:style-name="P18"/>
      <text:p text:style-name="P18"><text:span text:style-name="T20">“</text:span><text:span text:style-name="T21">Perhaps someone was under the bridge there.</text:span><text:span text:style-name="T20">” </text:span><text:span text:style-name="T21">He suggested. “What time do you think the death took place?”</text:span></text:p>
      <text:p text:style-name="P18"/>
      <text:p text:style-name="P19">“<text:span text:style-name="T21">Again, I could tell better at the lab with more equipment, but the body is cold yet rigid. I estimate that it happened somewhere between twelve to twenty four hours ago.”</text:span></text:p>
      <text:p text:style-name="P27"/>
      <text:p text:style-name="P27">Then she narrowed her eyes and thought once more. When she scrunched her face, it disturbed the scarring which ran down the side. </text:p>
      <text:p text:style-name="P19"/>
      <text:p text:style-name="P19"><text:span text:style-name="T21">“If I had to guess I would say that she went for an evening run before the light faded. Sunset is around </text:span><text:span text:style-name="T22">eighteen o clock</text:span><text:span text:style-name="T21">, and its seven now. </text:span><text:span text:style-name="T23">So just about thirteen hours.</text:span>”</text:p>
      <text:p text:style-name="P19"/>
      <text:p text:style-name="P27">“Fine. So who reported it?” Antonio asked. </text:p>
      <text:p text:style-name="P27"/>
      <text:p text:style-name="P27">But Dr. Azevedo shrugged. “I came here right away as soon as I was called, but I didn’t hear that part. Captain?”</text:p>
      <text:p text:style-name="P27"/>
      <text:p text:style-name="P27">Captain Silva <text:span text:style-name="T24">brought out his folder and leafed through the haphazardly arranged papers until he found the correct report. </text:span></text:p>
      <text:p text:style-name="P27"/>
      <text:p text:style-name="P27">“<text:span text:style-name="T24">Here we are. Ahh</text:span>” <text:span text:style-name="T24">He said, scanning the paper. </text:span></text:p>
      <text:p text:style-name="P27"/>
      <text:p text:style-name="P28">He held it out to the other two who perched on either side. </text:p>
      <text:p text:style-name="P28"/>
      <text:p text:style-name="P28"><text:soft-page-break/>“Anonymous tip? Hmm.” Antonio scratched his well kept beard. “I wonder why the person who reported the body didn’t stay around.”</text:p>
      <text:p text:style-name="P28"/>
      <text:p text:style-name="P28">“Oh, I know exactly why.” Captain said with a glare on his face. He pointed to the overpass. </text:p>
      <text:p text:style-name="P28">“Its because there was some vagrant under there, high on god knows what, out of his fucking mind. This young woman comes around and he kills her.”</text:p>
      <text:p text:style-name="P28"/>
      <text:p text:style-name="P37">He narrowed his eyes at the graffiti <text:span text:style-name="T35">which covered the overpass.</text:span> “Look at what they did to this place. Barely a handful of years old, and they’ve already trashed it.”</text:p>
      <text:p text:style-name="P28"/>
      <text:p text:style-name="P28">“Then why report it?” Dr. Azevedo asked, placing her hands on her hips. </text:p>
      <text:p text:style-name="P28"/>
      <text:p text:style-name="P28">The captain shrugged. “Sudden change of heart? Wanted to taunt us?”</text:p>
      <text:p text:style-name="P28"/>
      <text:p text:style-name="P28">But suddenly his face darkened. </text:p>
      <text:p text:style-name="P28"/>
      <text:p text:style-name="P28">“Actually, Dr. Azevedo, if that were the case, could you <text:span text:style-name="T36">a weapon impact from one caused by a simple fall</text:span><text:span text:style-name="T25">, as you suggested before?</text:span>”</text:p>
      <text:p text:style-name="P28"/>
      <text:p text:style-name="P28">“<text:span text:style-name="T26">Perhaps there was something more sinister going on here.</text:span>” <text:span text:style-name="T26">The captain gritted his teeth. </text:span></text:p>
      <text:p text:style-name="P28">“<text:span text:style-name="T26">Are you familiar with the </text:span><text:span text:style-name="T53">Vidal</text:span><text:span text:style-name="T26"> family?</text:span>”</text:p>
      <text:p text:style-name="P28"/>
      <text:p text:style-name="P29"><text:span text:style-name="T46">The doctor </text:span>shook <text:span text:style-name="T46">her</text:span> head. </text:p>
      <text:p text:style-name="P29"/>
      <text:p text:style-name="P29">“No of course not, <text:span text:style-name="T47">you like to focus on the work</text:span>” The captain <text:span text:style-name="T48">commented</text:span>. </text:p>
      <text:p text:style-name="P29"/>
      <text:p text:style-name="P50"><text:span text:style-name="T49">Antonio</text:span><text:span text:style-name="T37"> interjected. </text:span>“Aren’t they major contributors to the Mayor? I remember seeing one of them, maybe a brother or a cousin next to him last inauguration.”<text:span text:style-name="T27"> Antonio couldn’t help but </text:span><text:span text:style-name="T50">to look over at the doctor. The </text:span><text:span text:style-name="T54">Vidals</text:span><text:span text:style-name="T50"> were big name people. Did she really not recognize them? </text:span></text:p>
      <text:p text:style-name="P50"/>
      <text:p text:style-name="P50"><text:span text:style-name="T50">Dr. Azevedo scratched her head. </text:span><text:span text:style-name="T52">Antonio glanced at her. </text:span><text:span text:style-name="T50">A</text:span><text:span text:style-name="T27">lthough she had long dark brown hair, that probably could have looked nice with some effort, it </text:span><text:span text:style-name="T34">tangled</text:span><text:span text:style-name="T27"> chaotically </text:span><text:span text:style-name="T34">down </text:span><text:span text:style-name="T27">her head. </text:span><text:span text:style-name="T38">And of course there was the burn.</text:span></text:p>
      <text:p text:style-name="P29"/>
      <text:p text:style-name="P29">“<text:span text:style-name="T27">Indeed.</text:span>” <text:span text:style-name="T27">The captain said. “</text:span><text:span text:style-name="T51">So, doctor, h</text:span><text:span text:style-name="T27">ow would you tell the difference?”</text:span></text:p>
      <text:p text:style-name="P29"/>
      <text:p text:style-name="P30">Dr. Azevedo crouched down to the body. </text:p>
      <text:p text:style-name="P30"/>
      <text:p text:style-name="P30">“It doesn’t look like anyone has moved the body. See the blood here on the <text:span text:style-name="T74">front</text:span> of the head?”</text:p>
      <text:p text:style-name="P30"/>
      <text:p text:style-name="P30">She pointed to <text:span text:style-name="T75">the wound </text:span><text:span text:style-name="T73">on</text:span> the body’s head. </text:p>
      <text:p text:style-name="P30"/>
      <text:p text:style-name="P30">“<text:span text:style-name="T28">If she were killed and moved I would have expected to see other drops elsewhere. But I searched the grounds and I could find none. It doesn’t remove the possibility that she died elsewhere and then moved, but I think its likely that this is where she died. </text:span><text:span text:style-name="T29">I can also find no other impact to the body. She has some minor scarring, maybe from a childhood injury on her arm here, but no other wounds.</text:span>”</text:p>
      <text:p text:style-name="P30"/>
      <text:p text:style-name="P32">Antonio looked at the <text:span text:style-name="T30">corpse.</text:span></text:p>
      <text:p text:style-name="P32"/>
      <text:p text:style-name="P32"><text:soft-page-break/>“<text:span text:style-name="T30">There’s dew on the body.</text:span>” <text:span text:style-name="T30">He pointed out. </text:span></text:p>
      <text:p text:style-name="P32"/>
      <text:p text:style-name="P33">“<text:span text:style-name="T30">Yes.</text:span>” <text:span text:style-name="T30">The doctor agreed. “Yet another indication that the body was at least here through the morning.”</text:span></text:p>
      <text:p text:style-name="P33"/>
      <text:p text:style-name="P34"><text:span text:style-name="T30">“</text:span><text:span text:style-name="T31">So what did she die from? Something internal?</text:span><text:span text:style-name="T30">” </text:span><text:span text:style-name="T31">The captain asked. </text:span></text:p>
      <text:p text:style-name="P34"/>
      <text:p text:style-name="P35"><text:span text:style-name="T30">“</text:span><text:span text:style-name="T32">When we bring her back to the lab I will know more.”</text:span></text:p>
      <text:p text:style-name="P35"/>
      <text:p text:style-name="P41">A sudden noise distracted the doctor. </text:p>
      <text:p text:style-name="P35"/>
      <text:p text:style-name="P35"><text:span text:style-name="T30">“</text:span><text:span text:style-name="T32">Hey, what are they doing?</text:span><text:span text:style-name="T30">” </text:span><text:span text:style-name="T32">She cried out. </text:span></text:p>
      <text:p text:style-name="P35"/>
      <text:p text:style-name="P42">A car had now pulled up on the trail not far from the cordon and much closer than they had parked. It was not a police car. It was a black SUV.</text:p>
      <text:p text:style-name="P36"/>
      <text:p text:style-name="P43"><text:span text:style-name="T32">“</text:span><text:span text:style-name="T33">Oh fuck.</text:span><text:span text:style-name="T32">” </text:span><text:span text:style-name="T33">The captain muttered. “Hold on you two. I think this discussion will have to </text:span><text:span text:style-name="T39">wait. This is mostly why I’m here. You two get whatever information you need from the scene. Start putting something together. </text:span><text:span text:style-name="T42">I’ll meet up with you when I’m able… after running </text:span><text:span text:style-name="T39">interference.</text:span><text:span text:style-name="T33">”</text:span></text:p>
      <text:p text:style-name="P43"/>
      <text:p text:style-name="P43"><text:span text:style-name="T32">“</text:span><text:span text:style-name="T39">Interference?</text:span><text:span text:style-name="T32">” </text:span><text:span text:style-name="T39">The doctor asked. But the captain had already started walking away from them, motioning for a couple of the idle guards to join him. Someone in a suit was stepping out of the car. </text:span></text:p>
      <text:p text:style-name="P43"/>
      <text:p text:style-name="P43"><text:span text:style-name="T32">“</text:span><text:span text:style-name="T40">That will probably be the </text:span><text:span text:style-name="T56">Vidal</text:span><text:span text:style-name="T40"> family.</text:span><text:span text:style-name="T32">” </text:span><text:span text:style-name="T30"><text:s/></text:span><text:span text:style-name="T41">Antonio explained. “They’re likely incensed. At this stage they will be unpredictable. They could help the investigation, they are well connected and well funded. Or they could be a massive hindrance. Again, they are well connected and well funded.”</text:span></text:p>
      <text:p text:style-name="P43"/>
      <text:p text:style-name="P44">Antonio sighed. “This is the Captain’s job after all.”</text:p>
      <text:p text:style-name="P44"/>
      <text:p text:style-name="P45">The doctor nodded as if she understood, but Antonio could tell she was not used to the politics of the job. That was fine, as long as she excelled technically. <text:span text:style-name="T43">And in the next couple of hours he would be able to evaluate this. </text:span></text:p>
      <text:p text:style-name="P45"/>
      <text:p text:style-name="P48">He looked over the crime scene and came to a sudden realization. This was a very good opportunity. The attention of the Captain and the <text:span text:style-name="T55">Vidal</text:span> family was simply a multiplier. As he had said to the doctor, both of these factors could be a large hindrance or a large help, not just to the case, which was of middling importance in the grand scheme of things, but to his career, and likely the doctor’s as well. </text:p>
      <text:p text:style-name="P48"/>
      <text:p text:style-name="P49">For better or worse they were in the spotlight on this one. He would have to truly apply himself here.</text:p>
      <text:p text:style-name="P49"/>
      <text:p text:style-name="P49"/>
      <text:p text:style-name="P49">“<text:span text:style-name="T44">So what do you have?</text:span>” <text:span text:style-name="T44">The </text:span><text:span text:style-name="T57">captain asked. </text:span></text:p>
      <text:p text:style-name="P49"/>
      <text:p text:style-name="P51">Antonio wanted to <text:span text:style-name="T88">remind</text:span> the doctor to give him the sparknotes version but it was too late. The captain had asked. And the good doctor told him everything.</text:p>
      <text:p text:style-name="P51"/>
      <text:p text:style-name="P51">She presented the body for his inspection, eyes glancing to make sure the captain had properly g<text:span text:style-name="T61">l</text:span>oved up. To Antionio’s surprise he had. <text:span text:style-name="T61">He also wore the appropriate coat.</text:span> One <text:span text:style-name="T61">faux pas avoided.</text:span></text:p>
      <text:p text:style-name="P51"/>
      <text:p text:style-name="P52">The doctor folded her arms. </text:p>
      <text:p text:style-name="P52"><text:soft-page-break/></text:p>
      <text:p text:style-name="P52">“First things first. There is no damage to the body except for the head trauma we identified at the site. This is the only physical damage, <text:span text:style-name="T63">and at first I thought it might indicate death by cerebral edema</text:span> but <text:span text:style-name="T63">other evidence indicates </text:span><text:span text:style-name="T64">a more acute cause</text:span>.”</text:p>
      <text:p text:style-name="P52"/>
      <text:p text:style-name="P52">“<text:span text:style-name="T65">Oh</text:span>?” The Captain looked up, locking eyes with the doctor.</text:p>
      <text:p text:style-name="P52"/>
      <text:p text:style-name="P52">“<text:span text:style-name="T65">Yes, a</text:span><text:span text:style-name="T62">lthough there was significant </text:span><text:span text:style-name="T66">damage in the</text:span><text:span text:style-name="T62"> brain </text:span><text:span text:style-name="T66">consistent with inter cranial pressure, </text:span><text:span text:style-name="T62">a more proximate cause showed in the autopsy.”</text:span></text:p>
      <text:p text:style-name="P52"/>
      <text:p text:style-name="P53">She pulled the cloth from over the body’s face and with a gloved hand opened the eyes. They were lightly red. She pointed to the reddish tissue. </text:p>
      <text:p text:style-name="P53"/>
      <text:p text:style-name="P54">“These are petechiae, basically tiny hemorrhages. Antonio pointed out that that they can be present in people who have died of asphyxia, but that there was no other <text:span text:style-name="T67">major external</text:span> discoloration consistent with this. So I checked the throat. <text:span text:style-name="T68">Although there was no </text:span><text:span text:style-name="T89">foreign objects</text:span><text:span text:style-name="T68">, there was a deal of foam.”</text:span></text:p>
      <text:p text:style-name="P54"/>
      <text:p text:style-name="P54"><text:span text:style-name="T68">The doctor sighed. “These indicators are not specific by themselves. However, blood oxygen levels in various parts of the body indicated that asphyxia is a major possibility. </text:span><text:span text:style-name="T90">More than a possibility actually.</text:span><text:span text:style-name="T68">”</text:span></text:p>
      <text:p text:style-name="P54"/>
      <text:p text:style-name="P56">At this point Antonio jumped in. “Dr. <text:span text:style-name="T24">Azevedo </text:span>is the expert, but I’ve seen something somewhat like this before. Do you remember the Wallace case captain?”</text:p>
      <text:p text:style-name="P54"/>
      <text:p text:style-name="P54"><text:span text:style-name="T68">The captain thought for a second. “Was that the expat case?”</text:span></text:p>
      <text:p text:style-name="P54"/>
      <text:p text:style-name="P54">“<text:span text:style-name="T68">Just the one. Although in that situation the cause of death was clear. He was strangled because of his gambling debt. But I remember some of the indicators from the autopsy. The signs here are not as obvious, but there are similarities.</text:span>”</text:p>
      <text:p text:style-name="P54"/>
      <text:p text:style-name="P54">“<text:span text:style-name="T69">But she certainly wasn’t strangled. There were no marks on her neck, right?</text:span>” <text:span text:style-name="T69">The captain said, pointing to the body.</text:span></text:p>
      <text:p text:style-name="P54"/>
      <text:p text:style-name="P54">“<text:span text:style-name="T70">Correct. This is what I think based on blood chemistry and heart tissue examination: The victim for unknown reasons fell, hit her head which rendered her unconscious. As far as I can tell, she died of suffocation in her own </text:span><text:span text:style-name="T76">saliva.</text:span>” <text:span text:style-name="T76">The doctor was a mostly impassive person, but even as she said this, her face darkened. </text:span></text:p>
      <text:p text:style-name="P54"/>
      <text:p text:style-name="P57">The captain took this in for a moment and crossed his arms. </text:p>
      <text:p text:style-name="P57"/>
      <text:p text:style-name="P57">“I obviously trust you doctor, but I just want to understand this a bit more. <text:span text:style-name="T77">So we have this impact to the head and </text:span><text:span text:style-name="T78">s</text:span><text:span text:style-name="T77">igns of suffocation. Is it clear which one happened before the other? For instance, if she had ingested something poisonous, could she have been in the process of asphyxiation and fallen as it </text:span><text:span text:style-name="T79">was happening</text:span><text:span text:style-name="T77">?</text:span>”</text:p>
      <text:p text:style-name="P57"/>
      <text:p text:style-name="P57">“<text:span text:style-name="T79">Well, you do bring up a good point. I didn’t mention toxicology at all. </text:span><text:span text:style-name="T80">Antonio said that you wouldn’t want to be bored with the details.</text:span>”</text:p>
      <text:p text:style-name="P57"/>
      <text:p text:style-name="P57"><text:soft-page-break/>“<text:span text:style-name="T80">Oh I just thought…</text:span>” <text:span text:style-name="T80">Antonio interjected, frowning. He knew the chief. Something was </text:span><text:span text:style-name="T81">odd</text:span><text:span text:style-name="T80"> here. </text:span><text:span text:style-name="T82">The captain </text:span><text:span text:style-name="T80">didn’t normally second guess a thing. In fact, normally he wouldn’t even be here. </text:span><text:span text:style-name="T82">T</text:span><text:span text:style-name="T80">he Vidals </text:span><text:span text:style-name="T82">must have </text:span><text:span text:style-name="T80">put him through the wringer. <text:s/></text:span></text:p>
      <text:p text:style-name="P57"/>
      <text:p text:style-name="P57">“<text:span text:style-name="T83">I also didn’t mention it because there was nothing there.</text:span>” <text:span text:style-name="T83">The doctor said, handing the captain a bundle of paper work. Antonio was flabbergasted to see the older man actually sit down and leaf through the whole thing. It looked like he was reading each document. He had never known the captain to go this deep on cases. </text:span><text:span text:style-name="T84">The captain very much liked to set up a team and let them handle the mundane things. </text:span><text:span text:style-name="T83"><text:s/></text:span></text:p>
      <text:p text:style-name="P57"/>
      <text:p text:style-name="P57">“<text:span text:style-name="T84">Nothing on toxicology. </text:span><text:span text:style-name="T87">Antonio </text:span><text:span text:style-name="T84">and I spent a number of hours going over the body. We couldn’t find any traces of any disease, or drugs. No heart problems. <text:s/>As far as I can tell, this Marcela Vidal was healthy right until the </text:span><text:span text:style-name="T85">moment </text:span><text:span text:style-name="T84">she died.</text:span>”</text:p>
      <text:p text:style-name="P57"/>
      <text:p text:style-name="P58">The gears were turning in Antonio’s head. No obvious signs of foul play was usually a good thing. The captain got nervous when the violent crimes got to a certain rate. The mayor after all had his promises to keep to the public and an image to maintain. </text:p>
      <text:p text:style-name="P58"/>
      <text:p text:style-name="P58">But thinking deeper about the case, Antonio saw the captains concern. With a lack of any clear acceptable cause, like <text:span text:style-name="T86">signs of attack or even a disease, what was the Vidal family going to think? That their beloved daughter just tripped and hit her head? They wouldn’t accept that even if it were true. <text:s/></text:span></text:p>
      <text:p text:style-name="P58"/>
      <text:p text:style-name="P58">“<text:span text:style-name="T86">They’re not going to believe us are they?</text:span>” <text:span text:style-name="T86">He muttered to the captain. “They’re going to put our balls in a vice.”</text:span></text:p>
      <text:p text:style-name="P57"/>
      <text:p text:style-name="P59">The captain looked around the lab and noticed the lack of other assistants. </text:p>
      <text:p text:style-name="P59"/>
      <text:p text:style-name="P59">“Is everyone out for the day?” he asked.</text:p>
      <text:p text:style-name="P59"/>
      <text:p text:style-name="P60">The doctor looked around with a bemused expression. “We’ve been the only ones in here the whole day.” She <text:span text:style-name="T91">wiped the tiredness from her eyes. She made like she was going to add something, but held it back. </text:span></text:p>
      <text:p text:style-name="P60"/>
      <text:p text:style-name="P61">Antonio nodded at the captain. “I made sure we were the only ones to look at this. I am a bit curious why though.”</text:p>
      <text:p text:style-name="P61"/>
      <text:p text:style-name="P61">The doctor frowned. She could tell something odd was going on. Typically this was due to politics, which she cared very little for. </text:p>
      <text:p text:style-name="P61"/>
      <text:p text:style-name="P62">“Thank you Antonio. I asked you to do that for two very good reasons. The first is positive: I trust you two. More than perhaps any other two officers. Your work has been exemplary. This is important when Vidal comes down on our back. They’re going to want to make sure we put our best men on the case. Excuse me doctor, men and women.”</text:p>
      <text:p text:style-name="P62"/>
      <text:p text:style-name="P62">“<text:span text:style-name="T92">I see.” She said. “And what is the other reason?”</text:span></text:p>
      <text:p text:style-name="P63"/>
      <text:p text:style-name="P64">The captain pursed his lips. “Its a bit hard to describe. But its also the reason I let you all handle the work. Almost like making sure things stayed independent… Doctor. I assume everything you just told me is in writing as well?”</text:p>
      <text:p text:style-name="P65"><text:soft-page-break/>Antonio had watched her type up the whole thing as they had proceeded. <text:span text:style-name="T94">She wasn’t writing notes. She had prepared a report, an exhaustive one</text:span>. He was impressed and a bit cynical. Not a <text:span text:style-name="T93">soul </text:span>in the office had the same level of detail. Not even him. <text:span text:style-name="T94">At the time he had wondered if it had been worth it.</text:span></text:p>
      <text:p text:style-name="P65"/>
      <text:p text:style-name="P65"><text:span text:style-name="T95">She showed him the report on a flickering CRT monitor at the side of the room. Again, the captain read through the whole thing, verifying. He never did this. But his odd behavior all made sense when he revealed the cause of his conspiratorial behavior.</text:span></text:p>
      <text:p text:style-name="P65"/>
      <text:p text:style-name="P65"><text:span text:style-name="T95">He reached into his coat and produced </text:span><text:span text:style-name="T96">a</text:span><text:span text:style-name="T95"> large folder, and spilled </text:span><text:span text:style-name="T96">it </text:span><text:span text:style-name="T95">onto the lab table.</text:span><text:span text:style-name="T94"> </text:span><text:s/></text:p>
      <text:p text:style-name="P54"/>
      <text:p text:style-name="P55">“<text:span text:style-name="T95">We’re in the god damn hole now. This cause of death meets the evidence from </text:span><text:span text:style-name="T97">a previous cold</text:span><text:span text:style-name="T95"> case, in the exact same place. </text:span><text:span text:style-name="T97">At the time it was ruled to be a simple accident. But twice? And the same cause?</text:span><text:span text:style-name="T95"> There is no way that this can be a coincidence.”</text:span></text:p>
      <text:p text:style-name="P55"/>
      <text:p text:style-name="P55"><text:span text:style-name="T95"><text:s/>“</text:span><text:span text:style-name="T97">You’re exactly right Antonio. The Vidals are absolutely going to put our balls in a vice.</text:span>”</text:p>
      <text:p text:style-name="P55"/>
      <text:p text:style-name="P46"/>
      <text:p text:style-name="P47">Scene 1: Initial meeting at the overpass</text:p>
      <text:p text:style-name="P47">Scene 2: Curious facts at the Lab</text:p>
      <text:p text:style-name="P47">Scene 3: A twist at the station</text:p>
      <text:p text:style-name="P47">Scene 4: A heated conversation over dinner</text:p>
      <text:p text:style-name="P47">Scene 5: Testing the hypothesis at the overpass</text:p>
      <text:p text:style-name="P47"/>
      <text:p text:style-name="P32">https://www.myocarditisfoundation.org/research-and-grants/faqs/what-an-autopsy-might-show/</text:p>
      <text:p text:style-name="P32">https://www.tasanet.com/Knowledge-Center/Articles/ArtMID/477/ArticleID/338920/Forensic-Analysis-of-Injury-and-Death-by-Asphyxiation</text:p>
      <text:p text:style-name="P31">https://www.ncbi.nlm.nih.gov/pmc/articles/PMC6023692/</text:p>
      <text:p text:style-name="P31">https://www.medicalnewstoday.com/articles/322475</text:p>
      <text:p text:style-name="P30">https://www.encyclopedia.com/science/encyclopedias-almanacs-transcripts-and-maps/asphyxiation-signs</text:p>
      <text:p text:style-name="P30"/>
      <text:p text:style-name="P29"/>
      <text:p text:style-name="P29"/>
      <text:p text:style-name="P18"/>
      <text:p text:style-name="P39"><text:s/></text:p>
      <text:p text:style-name="P24"/>
      <text:p text:style-name="P24"/>
      <text:p text:style-name="P22"/>
      <text:p text:style-name="P22"/>
      <text:p text:style-name="P16"/>
      <text:p text:style-name="P16"/>
      <text:p text:style-name="P16"/>
      <text:p text:style-name="P9"/>
      <text:p text:style-name="P9"/>
      <text:p text:style-name="P3"><text:s text:c="2"/></text:p>
      <text:p text:style-name="P2"/>
      <text:p text:style-name="P2"><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PT Sans" svg:font-family="'PT Sans'"/>
    <style:font-face style:name="Proxima Nova" svg:font-family="'Proxima Nova', apple-system, system-ui, system-ui, 'Helvetica Neue', Helvetica, Roboto,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5T18:16:24.128000000</meta:creation-date>
    <dc:date>2021-07-16T22:11:44.516000000</dc:date>
    <meta:editing-duration>PT4H44M36S</meta:editing-duration>
    <meta:editing-cycles>121</meta:editing-cycles>
    <meta:generator>LibreOffice/7.1.2.2$Windows_X86_64 LibreOffice_project/8a45595d069ef5570103caea1b71cc9d82b2aae4</meta:generator>
    <meta:document-statistic meta:table-count="0" meta:image-count="0" meta:object-count="0" meta:page-count="9" meta:paragraph-count="148" meta:word-count="3800" meta:character-count="21540" meta:non-whitespace-character-count="17810"/>
  </office:meta>
</office:document-meta>
</file>